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997cm" table:align="margins"/>
    </style:style>
    <style:style style:name="Таблица1.A" style:family="table-column">
      <style:table-column-properties style:column-width="9.089cm" style:rel-column-width="31355*"/>
    </style:style>
    <style:style style:name="Таблица1.B" style:family="table-column">
      <style:table-column-properties style:column-width="2.11cm" style:rel-column-width="7277*"/>
    </style:style>
    <style:style style:name="Таблица1.C" style:family="table-column">
      <style:table-column-properties style:column-width="3.046cm" style:rel-column-width="10508*"/>
    </style:style>
    <style:style style:name="Таблица1.D" style:family="table-column">
      <style:table-column-properties style:column-width="4.752cm" style:rel-column-width="16395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text-properties fo:font-size="10pt" officeooo:rsid="001bfea7" officeooo:paragraph-rsid="001bfea7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.5pt" fo:font-weight="bold" officeooo:rsid="001bfea7" officeooo:paragraph-rsid="001bfea7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end" style:justify-single-word="false" fo:text-indent="0cm" style:auto-text-indent="false"/>
      <style:text-properties fo:font-size="10pt" officeooo:rsid="001bfea7" officeooo:paragraph-rsid="001bfea7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officeooo:rsid="0020764a" style:font-size-asian="8.75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0225b48" style:font-size-asian="8.75pt" style:font-size-complex="10pt"/>
    </style:style>
    <style:style style:name="P7" style:family="paragraph" style:parent-style-name="Table_20_Contents">
      <loext:graphic-properties draw:fill="none"/>
      <style:paragraph-properties fo:margin-left="0.499cm" fo:margin-right="0cm" fo:orphans="0" fo:widows="0" fo:text-indent="0cm" style:auto-text-indent="false" fo:background-color="transparent" text:number-lines="false" text:line-number="0"/>
      <style:text-properties fo:font-size="10pt" officeooo:rsid="001c346d" officeooo:paragraph-rsid="001c346d" style:font-size-asian="8.75pt" style:font-size-complex="10pt"/>
    </style:style>
    <style:style style:name="P8" style:family="paragraph" style:parent-style-name="Table_20_Contents">
      <loext:graphic-properties draw:fill="none"/>
      <style:paragraph-properties fo:margin-left="0.499cm" fo:margin-right="0cm" fo:orphans="0" fo:widows="0" fo:text-indent="0cm" style:auto-text-indent="false" fo:background-color="transparent" text:number-lines="false" text:line-number="0"/>
      <style:text-properties fo:font-size="10pt" officeooo:rsid="0026bbb1" officeooo:paragraph-rsid="0026bbb1" style:font-size-asian="8.75pt" style:font-size-complex="10pt"/>
    </style:style>
    <style:style style:name="P9" style:family="paragraph" style:parent-style-name="Table_20_Contents">
      <loext:graphic-properties draw:fill="none"/>
      <style:paragraph-properties fo:margin-left="0cm" fo:margin-right="2.401cm" fo:text-align="end" style:justify-single-word="false" fo:orphans="0" fo:widows="0" fo:text-indent="0cm" style:auto-text-indent="false" fo:background-color="transparent" text:number-lines="false" text:line-number="0"/>
      <style:text-properties fo:font-size="10pt" style:font-size-asian="8.75pt" style:font-size-complex="10pt"/>
    </style:style>
    <style:style style:name="P10" style:family="paragraph" style:parent-style-name="Table_20_Contents">
      <loext:graphic-properties draw:fill="none"/>
      <style:paragraph-properties fo:margin-left="0cm" fo:margin-right="2.401cm" fo:text-align="end" style:justify-single-word="false" fo:orphans="0" fo:widows="0" fo:text-indent="0cm" style:auto-text-indent="false" fo:background-color="transparent" text:number-lines="false" text:line-number="0"/>
      <style:text-properties fo:font-size="10pt" fo:language="en" fo:country="US" officeooo:rsid="0026bbb1" officeooo:paragraph-rsid="0026bbb1" style:font-size-asian="8.75pt" style:font-size-complex="10pt"/>
    </style:style>
    <style:style style:name="P11" style:family="paragraph" style:parent-style-name="Standard">
      <style:paragraph-properties fo:margin-top="0.499cm" fo:margin-bottom="0cm" style:contextual-spacing="false"/>
      <style:text-properties fo:font-size="10pt" fo:language="ru" fo:country="RU" officeooo:rsid="002b6ce6" officeooo:paragraph-rsid="002b5596" style:font-size-asian="8.75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c346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</text:p>
      <text:p text:style-name="P2">повторного медико-экономического контроля счетов на оплату медицинской помощи, оказанной лицам, застрахованным в страховой медицинской компании ЗАО «ИГОССТРАХ-М»</text:p>
      <text:p text:style-name="P3">от 30.11.2020</text:p>
      <text:p text:style-name="P1">Всего предоставлено счетов медицинских <text:s/><text:span text:style-name="T1">оргпнизаций за период октябрь 2020 года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568859536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6"><text:conditional-text text:condition="ooow:true" text:string-value-if-true="list(map(lambda p,s,z,a:p+s+z+a,gen_statistics[0][1:],gen_statistics[1][1:],gen_statistics[2][1:],gen_statistics[3][1:]))[0]" text:string-value-if-false="">list(map(lambda p,s,z,a:p+s+z+a,gen_statistics[0][1:],gen_statistics[1][1:],gen_statistics[2][1:],gen_statistics[3][1:]))[0]</text:conditional-text></text:p>
          </table:table-cell>
          <table:table-cell table:style-name="Таблица1.A1" office:value-type="string">
            <text:p text:style-name="P7">на сумму:</text:p>
          </table:table-cell>
          <table:table-cell table:style-name="Таблица1.A1" office:value-type="string">
            <text:p text:style-name="P9"><text:conditional-text text:condition="ooow:true" text:string-value-if-true="round(list(map(lambda p,s,z,a:p+s+z+a,gen_statistics[0][1:],gen_statistics[1][1:],gen_statistics[2][1:],gen_statistics[3][1:]))[1],2)" text:string-value-if-false="">round(list(map(lambda p,s,z,a:p+s+z+a,gen_statistics[0][1:],gen_statistics[1][1:],gen_statistics[2][1:],gen_statistics[3][1:]))[1],2)</text:conditional-text></text:p>
          </table:table-cell>
        </table:table-row>
        <table:table-row table:style-name="TableLine568861712">
          <table:table-cell table:style-name="Таблица1.A1" office:value-type="string">
            <text:p text:style-name="P4"><text:s/><text:conditional-text text:condition="ooow:true" text:string-value-if-true="statrec[0]" text:string-value-if-false="">statrec[0]</text:conditional-text><office:annotation><dc:creator>&lt;анонимный&gt;</dc:creator><dc:date>2020-11-30T17:45:58.329000000</dc:date><text:p text:style-name="P12"><text:span text:style-name="T2">do row for statrec in gen_statistics</text:span></text:p><text:p text:style-name="P12"><text:span text:style-name="T2"/></text:p></office:annotation></text:p>
          </table:table-cell>
          <table:table-cell table:style-name="Таблица1.A1" office:value-type="string">
            <text:p text:style-name="P5"><text:conditional-text text:condition="ooow:true" text:string-value-if-true="statrec[1]" text:string-value-if-false="">statrec[1]</text:conditional-text></text:p>
          </table:table-cell>
          <table:table-cell table:style-name="Таблица1.A1" office:value-type="string">
            <text:p text:style-name="P8">на сумму</text:p>
          </table:table-cell>
          <table:table-cell table:style-name="Таблица1.A1" office:value-type="string">
            <text:p text:style-name="P10"><text:conditional-text text:condition="ooow:true" text:string-value-if-true="statrec[2]" text:string-value-if-false="">statrec[2]</text:conditional-text></text:p>
          </table:table-cell>
        </table:table-row>
      </table:table>
      <text:p text:style-name="P11">Счета предоставлены по <text:conditional-text text:condition="ooow:true" text:string-value-if-true="num_mo" text:string-value-if-false="">num_mo</text:conditional-text><text:s/>медицинским организациям в <text:conditional-text text:condition="ooow:true" text:string-value-if-true="num_ree" text:string-value-if-false="">num_ree</text:conditional-text><text:s/>реестрах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23cm" fo:margin-right="0.9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7:27:12.327000000</meta:creation-date>
    <dc:date>2020-12-01T10:52:54.723000000</dc:date>
    <meta:editing-duration>PT1H45M42S</meta:editing-duration>
    <meta:editing-cycles>14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12" meta:word-count="50" meta:character-count="636" meta:non-whitespace-character-count="595"/>
  </office:meta>
</office:document-meta>
</file>